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34919122DBE2CA6D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T1" style:family="text">
      <style:text-properties officeooo:rsid="0020aff9"/>
    </style:style>
    <style:style style:name="T2" style:family="text">
      <style:text-properties officeooo:rsid="00227ed6"/>
    </style:style>
    <style:style style:name="T3" style:family="text">
      <style:text-properties officeooo:rsid="002437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52in" svg:y="0.0311in" svg:width="2in" svg:height="2in" draw:z-index="0"><draw:image xlink:href="Pictures/10000201000003490000034919122DBE2CA6D87C.png" xlink:type="simple" xlink:show="embed" xlink:actuate="onLoad" loext:mime-type="image/png"/></draw:frame><text:s/><text:span text:style-name="T3">Cup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10:45.400228547</meta:creation-date>
    <meta:print-date>2019-11-11T23:46:52.065563797</meta:print-date>
    <dc:date>2019-11-11T23:59:22.068875038</dc:date>
    <meta:editing-duration>PT39M52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1" meta:character-count="5" meta:non-whitespace-character-count="4"/>
  </office:meta>
</office:document-meta>
</file>